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jd</text:p>
          </table:table-cell>
          <table:table-cell table:style-name="ce1"/>
          <table:table-cell office:value-type="string" table:style-name="ce1">
            <text:p>totaal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>
            <draw:frame draw:z-index="1" draw:id="id0" draw:style-name="a0" draw:name="Grafiek 1" svg:x="0.17708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.100000000000001" table:formula="of:=19*0.9" table:style-name="ce1">
            <text:p>17,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4.39" table:formula="of:=([.C4]+10)*0.9" table:style-name="ce1">
            <text:p>24,3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.951000000000001" table:formula="of:=([.C5]+10)*0.9" table:style-name="ce1">
            <text:p>30,95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6.855899999999998" table:formula="of:=([.C6]+10)*0.9" table:style-name="ce1">
            <text:p>36,855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2.170310000000001" table:formula="of:=([.C7]+10)*0.9" table:style-name="ce1">
            <text:p>42,1703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6.953279000000002" table:formula="of:=([.C8]+10)*0.9" table:style-name="ce1">
            <text:p>46,95327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1.2579511" table:formula="of:=([.C9]+10)*0.9" table:style-name="ce1">
            <text:p>51,257951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5.132155990000001" table:formula="of:=([.C10]+10)*0.9" table:style-name="ce1">
            <text:p>55,132155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8.618940391000002" table:formula="of:=([.C11]+10)*0.9" table:style-name="ce1">
            <text:p>58,6189403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1.757046351899994" table:formula="of:=([.C12]+10)*0.9" table:style-name="ce1">
            <text:p>61,7570463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4.581341716709986" table:formula="of:=([.C13]+10)*0.9" table:style-name="ce1">
            <text:p>64,5813417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7.123207545038994" table:formula="of:=([.C14]+10)*0.9" table:style-name="ce1">
            <text:p>67,1232075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9.410886790535102" table:formula="of:=([.C15]+10)*0.9" table:style-name="ce1">
            <text:p>69,4108867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1.469798111481595" table:formula="of:=([.C16]+10)*0.9" table:style-name="ce1">
            <text:p>71,46979811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73.322818300333438" table:formula="of:=([.C17]+10)*0.9" table:style-name="ce1">
            <text:p>73,3228183</text:p>
          </table:table-cell>
          <table:table-cell table:style-name="ce1"/>
          <table:table-cell office:value-type="string" table:style-name="ce1">
            <text:p>Antwoorden Les 1: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4.9905364703001" table:formula="of:=([.C18]+10)*0.9" table:style-name="ce1">
            <text:p>74,99053647</text:p>
          </table:table-cell>
          <table:table-cell table:style-name="ce1"/>
          <table:table-cell office:value-type="string" table:style-name="ce2">
            <text:p>1).</text:p>
          </table:table-cell>
          <table:table-cell office:value-type="string" table:style-name="ce1">
            <text:p>add volume 10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6.49148282327009" table:formula="of:=([.C19]+10)*0.9" table:style-name="ce1">
            <text:p>76,49148282</text:p>
          </table:table-cell>
          <table:table-cell table:number-columns-repeated="2" table:style-name="ce1"/>
          <table:table-cell office:value-type="string" table:style-name="ce1">
            <text:p>percentage wat er af gaat 10%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7.842334540943085" table:formula="of:=([.C20]+10)*0.9" table:style-name="ce1">
            <text:p>77,84233454</text:p>
          </table:table-cell>
          <table:table-cell table:style-name="ce1"/>
          <table:table-cell office:value-type="string" table:style-name="ce1">
            <text:p>2).</text:p>
          </table:table-cell>
          <table:table-cell office:value-type="string" table:style-name="ce1">
            <text:p>Het volume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9.058101086848779" table:formula="of:=([.C21]+10)*0.9" table:style-name="ce1">
            <text:p>79,05810109</text:p>
          </table:table-cell>
          <table:table-cell table:style-name="ce1"/>
          <table:table-cell office:value-type="string" table:style-name="ce1">
            <text:p>3).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80.152290978163904" table:formula="of:=([.C22]+10)*0.9" table:style-name="ce1">
            <text:p>80,15229098</text:p>
          </table:table-cell>
          <table:table-cell table:style-name="ce1"/>
          <table:table-cell office:value-type="string" table:style-name="ce1">
            <text:p>4).</text:p>
          </table:table-cell>
          <table:table-cell office:value-type="string" table:style-name="ce1">
            <text:p>0, 30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81.137061880347517" table:formula="of:=([.C23]+10)*0.9" table:style-name="ce1">
            <text:p>81,13706188</text:p>
          </table:table-cell>
          <table:table-cell table:style-name="ce1"/>
          <table:table-cell office:value-type="string" table:style-name="ce1">
            <text:p>5).</text:p>
          </table:table-cell>
          <table:table-cell office:value-type="string" table:style-name="ce1">
            <text:p>afgerond 28</text:p>
          </table:table-cell>
          <table:table-cell table:style-name="ce1"/>
          <table:table-cell office:value-type="string" table:style-name="ce1">
            <text:p>dY = 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2.023355692312762" table:formula="of:=([.C24]+10)*0.9" table:style-name="ce1">
            <text:p>82,02335569</text:p>
          </table:table-cell>
          <table:table-cell table:style-name="ce1"/>
          <table:table-cell office:value-type="string" table:style-name="ce1">
            <text:p>6).</text:p>
          </table:table-cell>
          <table:table-cell office:value-type="string" table:style-name="ce1">
            <text:p>dY blijft contstant</text:p>
          </table:table-cell>
          <table:table-cell table:style-name="ce1"/>
          <table:table-cell office:value-type="string" table:style-name="ce1">
            <text:p>dY = 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2.821020123081482" table:formula="of:=([.C25]+10)*0.9" table:style-name="ce1">
            <text:p>82,82102012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3.538918110773338" table:formula="of:=([.C26]+10)*0.9" table:style-name="ce1">
            <text:p>83,53891811</text:p>
          </table:table-cell>
          <table:table-cell table:number-columns-repeated="1638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4.185026299696005" table:formula="of:=([.C27]+10)*0.9" table:style-name="ce1">
            <text:p>84,1850263</text:p>
          </table:table-cell>
          <table:table-cell table:number-columns-repeated="1638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4.766523669726411" table:formula="of:=([.C28]+10)*0.9" table:style-name="ce1">
            <text:p>84,76652367</text:p>
          </table:table-cell>
          <table:table-cell table:number-columns-repeated="1638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5.289871302753767" table:formula="of:=([.C29]+10)*0.9" table:style-name="ce1">
            <text:p>85,2898713</text:p>
          </table:table-cell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85.760884172478399" table:formula="of:=([.C30]+10)*0.9" table:style-name="ce1">
            <text:p>85,76088417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6.184795755230567" table:formula="of:=([.C31]+10)*0.9" table:style-name="ce1">
            <text:p>86,18479576</text:p>
          </table:table-cell>
          <table:table-cell table:number-columns-repeated="16381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inze-Pieter Jonker</meta:initial-creator>
    <dc:creator>Rinze-Pieter Jonker</dc:creator>
    <meta:creation-date>2018-04-24T07:41:00Z</meta:creation-date>
    <dc:date>2018-04-25T13:03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Boontjes</text:p>
        </chart:title>
        <chart:plot-area svg:x="4.0pt" svg:y="6.0pt" svg:width="350.0pt" svg:height="179.40251968503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Blad1.$C$2:.$C$32" chart:class="chart:scatter" chart:attached-axis="primary-y" chart:style-name="G0S0">
            <chart:domain table:cell-range-address="Blad1.$A$2:.$A$32"/>
            <chart:data-point chart:repeated="3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